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cc7832"/>
    </style:style>
    <style:style style:name="T3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6a8759"/>
    </style:style>
    <style:style style:name="T4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Client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Esperado</text:p>
          </table:table-cell>
          <table:table-cell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CP1</text:p>
          </table:table-cell>
          <table:table-cell office:value-type="string" calcext:value-type="string">
            <text:p>creación de nuevo Cliente</text:p>
          </table:table-cell>
          <table:table-cell table:style-name="ce2" office:value-type="string" calcext:value-type="string">
            <text:p><text:span text:style-name="T1">'Byron Povea'</text:span><text:span text:style-name="T2">,</text:span><text:span text:style-name="T3">'1726873431'</text:span><text:span text:style-name="T2">,</text:span><text:span text:style-name="T4">billeteraPrueba</text:span>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4</text:p>
          </table:table-cell>
          <table:table-cell table:number-columns-repeated="4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5:12.760509509</meta:creation-date>
    <meta:generator>LibreOffice/6.0.7.3$Linux_X86_64 LibreOffice_project/00m0$Build-3</meta:generator>
    <dc:date>2019-07-11T10:57:20.728322024</dc:date>
    <meta:editing-duration>PT22M12S</meta:editing-duration>
    <meta:editing-cycles>1</meta:editing-cycles>
    <meta:document-statistic meta:table-count="1" meta:cell-count="12" meta:object-count="0"/>
  </office:meta>
</office:document-meta>
</file>